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1" style:family="text">
      <style:text-properties officeooo:rsid="001b1454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gresa el fa<text:span text:style-name="T1">c</text:span>torial <draw:frame draw:style-name="fr1" draw:name="Objeto1" text:anchor-type="as-char" svg:width="2.491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/>de un número <draw:frame draw:style-name="fr1" draw:name="Objeto2" text:anchor-type="as-char" svg:width="0.422cm" svg:height="0.467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Standard"/>
      <text:p text:style-name="Standard">La salida del programa es:</text:p>
      <text:p text:style-name="Standard"/>
      <text:p text:style-name="Standard"><text:tab/><text:tab/>5! = 1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2:42:10.946774896</dc:date>
    <meta:editing-duration>PT3S</meta:editing-duration>
    <meta:editing-cycles>1</meta:editing-cycles>
    <meta:document-statistic meta:table-count="0" meta:image-count="0" meta:object-count="2" meta:page-count="1" meta:paragraph-count="3" meta:word-count="15" meta:character-count="72" meta:non-whitespace-character-count="57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i>n</mi>
      <mrow>
        <mi>!</mi>
        <mo stretchy="false">=</mo>
        <mi>n</mi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  <mi>!</mi>
    </mrow>
    <annotation encoding="StarMath 5.0">n! = n( n-1 )!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